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2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i5" table:style-name="ta1">
        <table:table-column table:style-name="co1" table:number-columns-repeated="3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2" table:number-columns-repeated="3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033" calcext:value-type="float">
            <text:p>0,1033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192" calcext:value-type="float">
            <text:p>0,0192</text:p>
          </table:table-cell>
          <table:table-cell table:style-name="ce3" office:value-type="float" office:value="0.0264" calcext:value-type="float">
            <text:p>0,0264</text:p>
          </table:table-cell>
          <table:table-cell table:style-name="ce3" office:value-type="float" office:value="0.1782" calcext:value-type="float">
            <text:p>0,1782</text:p>
          </table:table-cell>
          <table:table-cell/>
          <table:table-cell office:value-type="float" office:value="0.0609" calcext:value-type="float">
            <text:p>0,0609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298" calcext:value-type="float">
            <text:p>0,0298</text:p>
          </table:table-cell>
          <table:table-cell table:style-name="ce3" office:value-type="float" office:value="0.1414" calcext:value-type="float">
            <text:p>0,1414</text:p>
          </table:table-cell>
          <table:table-cell/>
          <table:table-cell office:value-type="float" office:value="0.148" calcext:value-type="float">
            <text:p>0,1480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174" calcext:value-type="float">
            <text:p>0,0174</text:p>
          </table:table-cell>
          <table:table-cell table:style-name="ce3" office:value-type="float" office:value="0.0299" calcext:value-type="float">
            <text:p>0,0299</text:p>
          </table:table-cell>
          <table:table-cell table:style-name="ce3" office:value-type="float" office:value="0.2279" calcext:value-type="float">
            <text:p>0,2279</text:p>
          </table:table-cell>
        </table:table-row>
        <table:table-row table:style-name="ro1">
          <table:table-cell office:value-type="float" office:value="0.1134" calcext:value-type="float">
            <text:p>0,1134</text:p>
          </table:table-cell>
          <table:table-cell office:value-type="float" office:value="0.024" calcext:value-type="float">
            <text:p>0,0240</text:p>
          </table:table-cell>
          <table:table-cell office:value-type="float" office:value="0.0197" calcext:value-type="float">
            <text:p>0,0197</text:p>
          </table:table-cell>
          <table:table-cell table:style-name="ce3" office:value-type="float" office:value="0.0399" calcext:value-type="float">
            <text:p>0,0399</text:p>
          </table:table-cell>
          <table:table-cell table:style-name="ce3" office:value-type="float" office:value="0.2043" calcext:value-type="float">
            <text:p>0,2043</text:p>
          </table:table-cell>
          <table:table-cell/>
          <table:table-cell office:value-type="float" office:value="0.0616" calcext:value-type="float">
            <text:p>0,0616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08" calcext:value-type="float">
            <text:p>0,0408</text:p>
          </table:table-cell>
          <table:table-cell table:style-name="ce3" office:value-type="float" office:value="0.1568" calcext:value-type="float">
            <text:p>0,1568</text:p>
          </table:table-cell>
          <table:table-cell/>
          <table:table-cell office:value-type="float" office:value="0.1741" calcext:value-type="float">
            <text:p>0,1741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182" calcext:value-type="float">
            <text:p>0,0182</text:p>
          </table:table-cell>
          <table:table-cell table:style-name="ce3" office:value-type="float" office:value="0.0471" calcext:value-type="float">
            <text:p>0,0471</text:p>
          </table:table-cell>
          <table:table-cell table:style-name="ce3" office:value-type="float" office:value="0.2849" calcext:value-type="float">
            <text:p>0,2849</text:p>
          </table:table-cell>
        </table:table-row>
        <table:table-row table:style-name="ro1">
          <table:table-cell office:value-type="float" office:value="0.1057" calcext:value-type="float">
            <text:p>0,1057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188" calcext:value-type="float">
            <text:p>0,018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1766" calcext:value-type="float">
            <text:p>0,1766</text:p>
          </table:table-cell>
          <table:table-cell/>
          <table:table-cell office:value-type="float" office:value="0.0568" calcext:value-type="float">
            <text:p>0,0568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23" calcext:value-type="float">
            <text:p>0,0323</text:p>
          </table:table-cell>
          <table:table-cell table:style-name="ce3" office:value-type="float" office:value="0.1395" calcext:value-type="float">
            <text:p>0,1395</text:p>
          </table:table-cell>
          <table:table-cell/>
          <table:table-cell office:value-type="float" office:value="0.1933" calcext:value-type="float">
            <text:p>0,1933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175" calcext:value-type="float">
            <text:p>0,0175</text:p>
          </table:table-cell>
          <table:table-cell table:style-name="ce3" office:value-type="float" office:value="0.0322" calcext:value-type="float">
            <text:p>0,0322</text:p>
          </table:table-cell>
          <table:table-cell table:style-name="ce3" office:value-type="float" office:value="0.2787" calcext:value-type="float">
            <text:p>0,2787</text:p>
          </table:table-cell>
        </table:table-row>
        <table:table-row table:style-name="ro1">
          <table:table-cell table:formula="of:=([.A5]+[.A4]+[.A3])/3" office:value-type="float" office:value="0.107466666666667" calcext:value-type="float">
            <text:p>0,1075</text:p>
          </table:table-cell>
          <table:table-cell table:formula="of:=([.B5]+[.B4]+[.B3])/3" office:value-type="float" office:value="0.0229666666666667" calcext:value-type="float">
            <text:p>0,0230</text:p>
          </table:table-cell>
          <table:table-cell table:formula="of:=([.C5]+[.C4]+[.C3])/3" office:value-type="float" office:value="0.0192333333333333" calcext:value-type="float">
            <text:p>0,0192</text:p>
          </table:table-cell>
          <table:table-cell table:style-name="ce3" table:formula="of:=([.D5]+[.D4]+[.D3])/3" office:value-type="float" office:value="0.0304" calcext:value-type="float">
            <text:p>0,0304</text:p>
          </table:table-cell>
          <table:table-cell table:style-name="ce3" table:formula="of:=[.A6]+[.B6]+[.C6]+[.D6]" office:value-type="float" office:value="0.180066666666667" calcext:value-type="float">
            <text:p>0,1801</text:p>
          </table:table-cell>
          <table:table-cell/>
          <table:table-cell table:formula="of:=([.G5]+[.G4]+[.G3])/3" office:value-type="float" office:value="0.0597666666666667" calcext:value-type="float">
            <text:p>0,0598</text:p>
          </table:table-cell>
          <table:table-cell table:formula="of:=([.H5]+[.H4]+[.H3])/3" office:value-type="float" office:value="0.0276" calcext:value-type="float">
            <text:p>0,0276</text:p>
          </table:table-cell>
          <table:table-cell table:formula="of:=([.I5]+[.I4]+[.I3])/3" office:value-type="float" office:value="0.0155666666666667" calcext:value-type="float">
            <text:p>0,0156</text:p>
          </table:table-cell>
          <table:table-cell table:formula="of:=([.J5]+[.J4]+[.J3])/3" office:value-type="float" office:value="0.0343" calcext:value-type="float">
            <text:p>0,0343</text:p>
          </table:table-cell>
          <table:table-cell table:style-name="ce3" table:formula="of:=[.G6]+[.H6]+[.I6]+[.J6]" office:value-type="float" office:value="0.137233333333333" calcext:value-type="float">
            <text:p>0,1372</text:p>
          </table:table-cell>
          <table:table-cell/>
          <table:table-cell table:formula="of:=([.M5]+[.M4]+[.M3])/3" office:value-type="float" office:value="0.1718" calcext:value-type="float">
            <text:p>0,1718</text:p>
          </table:table-cell>
          <table:table-cell table:formula="of:=([.N5]+[.N4]+[.N3])/3" office:value-type="float" office:value="0.028" calcext:value-type="float">
            <text:p>0,0280</text:p>
          </table:table-cell>
          <table:table-cell table:formula="of:=([.O5]+[.O4]+[.O3])/3" office:value-type="float" office:value="0.0177" calcext:value-type="float">
            <text:p>0,0177</text:p>
          </table:table-cell>
          <table:table-cell table:style-name="ce3" table:formula="of:=([.P5]+[.P4]+[.P3])/3" office:value-type="float" office:value="0.0364" calcext:value-type="float">
            <text:p>0,0364</text:p>
          </table:table-cell>
          <table:table-cell table:style-name="ce3" table:formula="of:=[.M6]+[.N6]+[.O6]+[.P6]" office:value-type="float" office:value="0.2539" calcext:value-type="float">
            <text:p>0,2539</text:p>
          </table:table-cell>
        </table:table-row>
        <table:table-row table:style-name="ro1">
          <table:table-cell table:formula="of:=[.A6]/[.E6]*100" office:value-type="float" office:value="59.6815994076268" calcext:value-type="float">
            <text:p>59,6816</text:p>
          </table:table-cell>
          <table:table-cell table:formula="of:=[.B6]/[.E6]*100" office:value-type="float" office:value="12.7545353572751" calcext:value-type="float">
            <text:p>12,7545</text:p>
          </table:table-cell>
          <table:table-cell table:formula="of:=[.C6]/[.E6]*100" office:value-type="float" office:value="10.6812291743799" calcext:value-type="float">
            <text:p>10,6812</text:p>
          </table:table-cell>
          <table:table-cell table:style-name="ce3" table:formula="of:=[.D6]/[.E6]*100" office:value-type="float" office:value="16.8826360607183" calcext:value-type="float">
            <text:p>16,8826</text:p>
          </table:table-cell>
          <table:table-cell table:style-name="ce3" table:formula="of:=[.D7]+[.C7]+[.B7]+[.A7]" office:value-type="float" office:value="100" calcext:value-type="float">
            <text:p>100,0000</text:p>
          </table:table-cell>
          <table:table-cell table:style-name="ce4" office:value-type="string" calcext:value-type="string">
            <text:p>média</text:p>
          </table:table-cell>
          <table:table-cell table:formula="of:=[.G6]/[.K6]*100" office:value-type="float" office:value="43.5511294632014" calcext:value-type="float">
            <text:p>43,5511</text:p>
          </table:table-cell>
          <table:table-cell table:formula="of:=[.H6]/[.K6]*100" office:value-type="float" office:value="20.1117318435754" calcext:value-type="float">
            <text:p>20,1117</text:p>
          </table:table-cell>
          <table:table-cell table:formula="of:=[.I6]/[.K6]*100" office:value-type="float" office:value="11.3432110760262" calcext:value-type="float">
            <text:p>11,3432</text:p>
          </table:table-cell>
          <table:table-cell table:formula="of:=[.J6]/[.K6]*100" office:value-type="float" office:value="24.993927617197" calcext:value-type="float">
            <text:p>24,9939</text:p>
          </table:table-cell>
          <table:table-cell table:style-name="ce3" table:formula="of:=[.J7]+[.I7]+[.H7]+[.G7]" office:value-type="float" office:value="100" calcext:value-type="float">
            <text:p>100,0000</text:p>
          </table:table-cell>
          <table:table-cell table:style-name="ce4" office:value-type="string" calcext:value-type="string">
            <text:p>média</text:p>
          </table:table-cell>
          <table:table-cell table:formula="of:=[.M6]/[.Q6]*100" office:value-type="float" office:value="67.664434816857" calcext:value-type="float">
            <text:p>67,6644</text:p>
          </table:table-cell>
          <table:table-cell table:formula="of:=[.N6]/[.Q6]*100" office:value-type="float" office:value="11.0279637652619" calcext:value-type="float">
            <text:p>11,0280</text:p>
          </table:table-cell>
          <table:table-cell table:formula="of:=[.O6]/[.Q6]*100" office:value-type="float" office:value="6.97124852304057" calcext:value-type="float">
            <text:p>6,9712</text:p>
          </table:table-cell>
          <table:table-cell table:style-name="ce3" table:formula="of:=[.P6]/[.Q6]*100" office:value-type="float" office:value="14.3363528948405" calcext:value-type="float">
            <text:p>14,3364</text:p>
          </table:table-cell>
          <table:table-cell table:style-name="ce3" table:formula="of:=[.P7]+[.O7]+[.N7]+[.M7]" office:value-type="float" office:value="100" calcext:value-type="float">
            <text:p>100,00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44.3858560794045" calcext:value-type="float">
            <text:p>44,3859</text:p>
          </table:table-cell>
          <table:table-cell/>
          <table:table-cell table:formula="of:=([.C6]-[.I6])/[.C6]*100" office:value-type="float" office:value="19.0641247833622" calcext:value-type="float">
            <text:p>19,0641</text:p>
          </table:table-cell>
          <table:table-cell table:formula="of:=([.D6]-[.J6])/[.D6]*100" office:value-type="float" office:value="-12.828947368421" calcext:value-type="float">
            <text:p>-12,8289</text:p>
          </table:table-cell>
          <table:table-cell table:style-name="ce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-187.451199107641" calcext:value-type="float">
            <text:p>-187,4512</text:p>
          </table:table-cell>
          <table:table-cell table:formula="of:=([.H6]-[.N6])/[.H6]*100" office:value-type="float" office:value="-1.44927536231883" calcext:value-type="float">
            <text:p>-1,4493</text:p>
          </table:table-cell>
          <table:table-cell table:formula="of:=([.I6]-[.O6])/[.I6]*100" office:value-type="float" office:value="-13.7044967880086" calcext:value-type="float">
            <text:p>-13,7045</text:p>
          </table:table-cell>
          <table:table-cell table:style-name="ce3" table:formula="of:=([.J6]-[.P6])/[.J6]*100" office:value-type="float" office:value="-6.12244897959187" calcext:value-type="float">
            <text:p>-6,122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/>
          <table:table-cell table:style-name="ce3" table:formula="of:=[.P6]/[.Q6]*100" office:value-type="float" office:value="14.3363528948405" calcext:value-type="float">
            <text:p>14,3364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/>
          <table:table-cell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 table:style-name="Default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2"/>
        </table:table-row>
        <table:table-row table:style-name="ro1">
          <table:table-cell office:value-type="float" office:value="140084.9762" calcext:value-type="float">
            <text:p>140.084,9762</text:p>
          </table:table-cell>
          <table:table-cell office:value-type="float" office:value="19803.5173" calcext:value-type="float">
            <text:p>19.803,5173</text:p>
          </table:table-cell>
          <table:table-cell office:value-type="float" office:value="18823.7773" calcext:value-type="float">
            <text:p>18.823,7773</text:p>
          </table:table-cell>
          <table:table-cell table:number-columns-repeated="3"/>
          <table:table-cell office:value-type="float" office:value="138212.5753" calcext:value-type="float">
            <text:p>138.212,5753</text:p>
          </table:table-cell>
          <table:table-cell office:value-type="float" office:value="8000.3072" calcext:value-type="float">
            <text:p>8.000,3072</text:p>
          </table:table-cell>
          <table:table-cell office:value-type="float" office:value="7874.1135" calcext:value-type="float">
            <text:p>7.874,1135</text:p>
          </table:table-cell>
          <table:table-cell table:formula="of:=[.I13]+[.H13]+[.G13]" office:value-type="float" office:value="154086.996" calcext:value-type="float">
            <text:p>154.086,9960</text:p>
          </table:table-cell>
          <table:table-cell table:number-columns-repeated="2"/>
          <table:table-cell office:value-type="float" office:value="144273.8591" calcext:value-type="float">
            <text:p>144.273,8591</text:p>
          </table:table-cell>
          <table:table-cell office:value-type="float" office:value="13242.6214" calcext:value-type="float">
            <text:p>13.242,6214</text:p>
          </table:table-cell>
          <table:table-cell office:value-type="float" office:value="12879.2074" calcext:value-type="float">
            <text:p>12.879,2074</text:p>
          </table:table-cell>
          <table:table-cell table:number-columns-repeated="2"/>
        </table:table-row>
        <table:table-row table:style-name="ro1">
          <table:table-cell office:value-type="float" office:value="139558.6211" calcext:value-type="float">
            <text:p>139.558,6211</text:p>
          </table:table-cell>
          <table:table-cell office:value-type="float" office:value="18772.8849" calcext:value-type="float">
            <text:p>18.772,8849</text:p>
          </table:table-cell>
          <table:table-cell office:value-type="float" office:value="18432.9653" calcext:value-type="float">
            <text:p>18.432,9653</text:p>
          </table:table-cell>
          <table:table-cell table:number-columns-repeated="3"/>
          <table:table-cell office:value-type="float" office:value="134664.1745" calcext:value-type="float">
            <text:p>134.664,1745</text:p>
          </table:table-cell>
          <table:table-cell office:value-type="float" office:value="7991.7602" calcext:value-type="float">
            <text:p>7.991,7602</text:p>
          </table:table-cell>
          <table:table-cell office:value-type="float" office:value="8123.7744" calcext:value-type="float">
            <text:p>8.123,7744</text:p>
          </table:table-cell>
          <table:table-cell table:formula="of:=[.I14]+[.H14]+[.G14]" office:value-type="float" office:value="150779.7091" calcext:value-type="float">
            <text:p>150.779,7091</text:p>
          </table:table-cell>
          <table:table-cell table:number-columns-repeated="2"/>
          <table:table-cell office:value-type="float" office:value="145008.4414" calcext:value-type="float">
            <text:p>145.008,4414</text:p>
          </table:table-cell>
          <table:table-cell office:value-type="float" office:value="13293.5704" calcext:value-type="float">
            <text:p>13.293,5704</text:p>
          </table:table-cell>
          <table:table-cell office:value-type="float" office:value="13047.8469" calcext:value-type="float">
            <text:p>13.047,8469</text:p>
          </table:table-cell>
          <table:table-cell table:number-columns-repeated="2"/>
        </table:table-row>
        <table:table-row table:style-name="ro1">
          <table:table-cell office:value-type="float" office:value="136657.4664" calcext:value-type="float">
            <text:p>136.657,4664</text:p>
          </table:table-cell>
          <table:table-cell office:value-type="float" office:value="18586.6277" calcext:value-type="float">
            <text:p>18.586,6277</text:p>
          </table:table-cell>
          <table:table-cell office:value-type="float" office:value="18448.1872" calcext:value-type="float">
            <text:p>18.448,1872</text:p>
          </table:table-cell>
          <table:table-cell table:number-columns-repeated="3"/>
          <table:table-cell office:value-type="float" office:value="134227.771" calcext:value-type="float">
            <text:p>134.227,7710</text:p>
          </table:table-cell>
          <table:table-cell office:value-type="float" office:value="7836.3172" calcext:value-type="float">
            <text:p>7.836,3172</text:p>
          </table:table-cell>
          <table:table-cell office:value-type="float" office:value="7749.3184" calcext:value-type="float">
            <text:p>7.749,3184</text:p>
          </table:table-cell>
          <table:table-cell table:formula="of:=[.I15]+[.H15]+[.G15]" office:value-type="float" office:value="149813.4066" calcext:value-type="float">
            <text:p>149.813,4066</text:p>
          </table:table-cell>
          <table:table-cell table:number-columns-repeated="2"/>
          <table:table-cell office:value-type="float" office:value="142741.5475" calcext:value-type="float">
            <text:p>142.741,5475</text:p>
          </table:table-cell>
          <table:table-cell office:value-type="float" office:value="13183.5335" calcext:value-type="float">
            <text:p>13.183,5335</text:p>
          </table:table-cell>
          <table:table-cell office:value-type="float" office:value="12887.5126" calcext:value-type="float">
            <text:p>12.887,5126</text:p>
          </table:table-cell>
          <table:table-cell table:number-columns-repeated="2"/>
        </table:table-row>
        <table:table-row table:style-name="ro1">
          <table:table-cell table:formula="of:=([.A15]+[.A14]+[.A13])/3" office:value-type="float" office:value="138767.021233333" calcext:value-type="float">
            <text:p>138.767,0212</text:p>
          </table:table-cell>
          <table:table-cell table:formula="of:=([.B15]+[.B14]+[.B13])/3" office:value-type="float" office:value="19054.3433" calcext:value-type="float">
            <text:p>19.054,3433</text:p>
          </table:table-cell>
          <table:table-cell table:formula="of:=([.C15]+[.C14]+[.C13])/3" office:value-type="float" office:value="18568.3099333333" calcext:value-type="float">
            <text:p>18.568,3099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formula="of:=([.G15]+[.G14]+[.G13])/3" office:value-type="float" office:value="135701.506933333" calcext:value-type="float">
            <text:p>135.701,5069</text:p>
          </table:table-cell>
          <table:table-cell table:formula="of:=([.H15]+[.H14]+[.H13])/3" office:value-type="float" office:value="7942.79486666667" calcext:value-type="float">
            <text:p>7.942,7949</text:p>
          </table:table-cell>
          <table:table-cell table:formula="of:=([.I15]+[.I14]+[.I13])/3" office:value-type="float" office:value="7915.73543333333" calcext:value-type="float">
            <text:p>7.915,7354</text:p>
          </table:table-cell>
          <table:table-cell table:formula="of:=[.I16]+[.H16]+[.G16]" office:value-type="float" office:value="151560.037233333" calcext:value-type="float">
            <text:p>151.560,0372</text:p>
          </table:table-cell>
          <table:table-cell/>
          <table:table-cell table:style-name="ce4" office:value-type="string" calcext:value-type="string">
            <text:p>média</text:p>
          </table:table-cell>
          <table:table-cell table:formula="of:=([.M15]+[.M14]+[.M13])/3" office:value-type="float" office:value="144007.949333333" calcext:value-type="float">
            <text:p>144.007,9493</text:p>
          </table:table-cell>
          <table:table-cell table:formula="of:=([.N15]+[.N14]+[.N13])/3" office:value-type="float" office:value="13239.9084333333" calcext:value-type="float">
            <text:p>13.239,9084</text:p>
          </table:table-cell>
          <table:table-cell table:formula="of:=([.O15]+[.O14]+[.O13])/3" office:value-type="float" office:value="12938.1889666667" calcext:value-type="float">
            <text:p>12.938,189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G16])/[.A16]*100" office:value-type="float" office:value="2.20910867204206" calcext:value-type="float">
            <text:p>2,2091</text:p>
          </table:table-cell>
          <table:table-cell table:formula="of:=([.B16]-[.H16])/[.B16]*100" office:value-type="float" office:value="58.3150427090989" calcext:value-type="float">
            <text:p>58,3150</text:p>
          </table:table-cell>
          <table:table-cell table:formula="of:=([.C16]-[.I16])/[.C16]*100" office:value-type="float" office:value="57.3696504326265" calcext:value-type="float">
            <text:p>57,3697</text:p>
          </table:table-cell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M16])/[.A16]*100" office:value-type="float" office:value="-3.77678215862793" calcext:value-type="float">
            <text:p>-3,7768</text:p>
          </table:table-cell>
          <table:table-cell table:formula="of:=([.B16]-[.N16])/[.B16]*100" office:value-type="float" office:value="30.5150105418047" calcext:value-type="float">
            <text:p>30,5150</text:p>
          </table:table-cell>
          <table:table-cell table:formula="of:=([.C16]-[.O16])/[.C16]*100" office:value-type="float" office:value="30.3211277002633" calcext:value-type="float">
            <text:p>30,321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</table:table-row>
      </table:table>
      <table:table table:name="Xeon" table:style-name="ta1"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413" calcext:value-type="float">
            <text:p>0,1413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2446" calcext:value-type="float">
            <text:p>0,2446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</table:table-row>
        <table:table-row table:style-name="ro1">
          <table:table-cell office:value-type="float" office:value="0.1472" calcext:value-type="float">
            <text:p>0,147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2488" calcext:value-type="float">
            <text:p>0,2488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2273" calcext:value-type="float">
            <text:p>0,2273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table:formula="of:=([.A5]+[.A4]+[.A3])/3" office:value-type="float" office:value="0.1395" calcext:value-type="float">
            <text:p>0,1395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41" calcext:value-type="float">
            <text:p>0,041</text:p>
          </table:table-cell>
          <table:table-cell table:formula="of:=([.E5]+[.E4]+[.E3])/3" office:value-type="float" office:value="0.240233333333333" calcext:value-type="float">
            <text:p>0,2402333333</text:p>
          </table:table-cell>
          <table:table-cell/>
          <table:table-cell table:formula="of:=([.G5]+[.G4]+[.G3])/3" office:value-type="float" office:value="0.0642666666666667" calcext:value-type="float">
            <text:p>0,0642666667</text:p>
          </table:table-cell>
          <table:table-cell table:formula="of:=([.H5]+[.H4]+[.H3])/3" office:value-type="float" office:value="0.0228666666666667" calcext:value-type="float">
            <text:p>0,0228666667</text:p>
          </table:table-cell>
          <table:table-cell table:formula="of:=([.I5]+[.I4]+[.I3])/3" office:value-type="float" office:value="0.02" calcext:value-type="float">
            <text:p>0,02</text:p>
          </table:table-cell>
          <table:table-cell table:formula="of:=([.J5]+[.J4]+[.J3])/3" office:value-type="float" office:value="0.0346" calcext:value-type="float">
            <text:p>0,0346</text:p>
          </table:table-cell>
          <table:table-cell table:formula="of:=([.K5]+[.K4]+[.K3])/3" office:value-type="float" office:value="0.155466666666667" calcext:value-type="float">
            <text:p>0,1554666667</text:p>
          </table:table-cell>
          <table:table-cell/>
          <table:table-cell table:formula="of:=([.M5]+[.M4]+[.M3])/3" office:value-type="float" office:value="0.0642666666666667" calcext:value-type="float">
            <text:p>0,0642666667</text:p>
          </table:table-cell>
          <table:table-cell table:formula="of:=([.N5]+[.N4]+[.N3])/3" office:value-type="float" office:value="0.0228666666666667" calcext:value-type="float">
            <text:p>0,0228666667</text:p>
          </table:table-cell>
          <table:table-cell table:formula="of:=([.O5]+[.O4]+[.O3])/3" office:value-type="float" office:value="0.02" calcext:value-type="float">
            <text:p>0,02</text:p>
          </table:table-cell>
          <table:table-cell table:formula="of:=([.P5]+[.P4]+[.P3])/3" office:value-type="float" office:value="0.0346" calcext:value-type="float">
            <text:p>0,0346</text:p>
          </table:table-cell>
          <table:table-cell table:formula="of:=([.Q5]+[.Q4]+[.Q3])/3" office:value-type="float" office:value="0.155466666666667" calcext:value-type="float">
            <text:p>0,1554666667</text:p>
          </table:table-cell>
        </table:table-row>
        <table:table-row table:style-name="ro1">
          <table:table-cell table:formula="of:=[.A6]/[.E6]*100" office:value-type="float" office:value="58.0685444706535" calcext:value-type="float">
            <text:p>58,0685444707</text:p>
          </table:table-cell>
          <table:table-cell table:formula="of:=[.B6]/[.E6]*100" office:value-type="float" office:value="9.40752046621341" calcext:value-type="float">
            <text:p>9,4075204662</text:p>
          </table:table-cell>
          <table:table-cell table:formula="of:=[.C6]/[.E6]*100" office:value-type="float" office:value="9.28264187595394" calcext:value-type="float">
            <text:p>9,282641876</text:p>
          </table:table-cell>
          <table:table-cell table:formula="of:=[.D6]/[.E6]*100" office:value-type="float" office:value="17.0667406687942" calcext:value-type="float">
            <text:p>17,0667406688</text:p>
          </table:table-cell>
          <table:table-cell table:formula="of:=[.D7]+[.C7]+[.B7]+[.A7]" office:value-type="float" office:value="93.8254474816151" calcext:value-type="float">
            <text:p>93,8254474816</text:p>
          </table:table-cell>
          <table:table-cell/>
          <table:table-cell table:formula="of:=[.G6]/[.K6]*100" office:value-type="float" office:value="41.3379073756432" calcext:value-type="float">
            <text:p>41,3379073756</text:p>
          </table:table-cell>
          <table:table-cell table:formula="of:=[.H6]/[.K6]*100" office:value-type="float" office:value="14.7084048027444" calcext:value-type="float">
            <text:p>14,7084048027</text:p>
          </table:table-cell>
          <table:table-cell table:formula="of:=[.I6]/[.K6]*100" office:value-type="float" office:value="12.8644939965695" calcext:value-type="float">
            <text:p>12,8644939966</text:p>
          </table:table-cell>
          <table:table-cell table:formula="of:=[.J6]/[.K6]*100" office:value-type="float" office:value="22.2555746140652" calcext:value-type="float">
            <text:p>22,2555746141</text:p>
          </table:table-cell>
          <table:table-cell table:formula="of:=[.J7]+[.I7]+[.H7]+[.G7]" office:value-type="float" office:value="91.1663807890223" calcext:value-type="float">
            <text:p>91,166380789</text:p>
          </table:table-cell>
          <table:table-cell/>
          <table:table-cell table:formula="of:=[.M6]/[.Q6]*100" office:value-type="float" office:value="41.3379073756432" calcext:value-type="float">
            <text:p>41,3379073756</text:p>
          </table:table-cell>
          <table:table-cell table:formula="of:=[.N6]/[.Q6]*100" office:value-type="float" office:value="14.7084048027444" calcext:value-type="float">
            <text:p>14,7084048027</text:p>
          </table:table-cell>
          <table:table-cell table:formula="of:=[.O6]/[.Q6]*100" office:value-type="float" office:value="12.8644939965695" calcext:value-type="float">
            <text:p>12,8644939966</text:p>
          </table:table-cell>
          <table:table-cell table:formula="of:=[.P6]/[.Q6]*100" office:value-type="float" office:value="22.2555746140652" calcext:value-type="float">
            <text:p>22,2555746141</text:p>
          </table:table-cell>
          <table:table-cell table:formula="of:=[.P7]+[.O7]+[.N7]+[.M7]" office:value-type="float" office:value="91.1663807890223" calcext:value-type="float">
            <text:p>91,166380789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53.9307048984468" calcext:value-type="float">
            <text:p>53,9307048984</text:p>
          </table:table-cell>
          <table:table-cell table:formula="of:=([.E6]-[.K6])/[.E6]*100" office:value-type="float" office:value="35.2851394477591" calcext:value-type="float">
            <text:p>35,2851394478</text:p>
          </table:table-cell>
          <table:table-cell table:number-columns-repeated="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9:24:11.160719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58:18.331997976</meta:creation-date>
    <dc:date>2017-09-27T11:10:51.971416192</dc:date>
    <meta:editing-duration>PT16H4M23S</meta:editing-duration>
    <meta:editing-cycles>10</meta:editing-cycles>
    <meta:generator>LibreOffice/5.1.6.2$Linux_X86_64 LibreOffice_project/10m0$Build-2</meta:generator>
    <meta:document-statistic meta:table-count="2" meta:cell-count="266" meta:object-count="0"/>
  </office:meta>
</office:document-meta>
</file>